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fo:padding="0.097cm" fo:border-left="none" fo:border-right="none" fo:border-top="none" fo:border-bottom="0.088cm solid #000000"/>
    </style:style>
    <style:style style:name="P1" style:family="paragraph" style:parent-style-name="Standard">
      <style:paragraph-properties fo:text-align="center" style:justify-single-word="false"/>
      <style:text-properties fo:color="#000000" fo:font-size="40pt" officeooo:rsid="001e9769" officeooo:paragraph-rsid="001e9769" style:font-size-asian="35pt" style:font-size-complex="40pt"/>
    </style:style>
    <style:style style:name="P2" style:family="paragraph" style:parent-style-name="Standard">
      <style:paragraph-properties fo:text-align="center" style:justify-single-word="false"/>
      <style:text-properties fo:color="#000000" fo:font-size="32pt" style:text-underline-style="none" officeooo:rsid="001e9769" officeooo:paragraph-rsid="001e9769" style:font-size-asian="32pt" style:font-size-complex="32pt"/>
    </style:style>
    <style:style style:name="P3" style:family="paragraph" style:parent-style-name="Standard">
      <style:paragraph-properties fo:text-align="start" style:justify-single-word="false"/>
      <style:text-properties fo:color="#000000" fo:font-size="32pt" style:text-underline-style="none" officeooo:rsid="001e9769" officeooo:paragraph-rsid="001e9769" style:font-size-asian="32pt" style:font-size-complex="32pt"/>
    </style:style>
    <style:style style:name="P4" style:family="paragraph" style:parent-style-name="Standard">
      <style:paragraph-properties fo:text-align="end" style:justify-single-word="false"/>
      <style:text-properties fo:color="#000000" fo:font-size="12pt" officeooo:rsid="001f684d" officeooo:paragraph-rsid="001f684d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color="#000000" fo:font-size="12pt" officeooo:rsid="001e9769" officeooo:paragraph-rsid="001e9769" style:font-size-asian="12pt" style:font-size-complex="12pt"/>
    </style:style>
    <style:style style:name="P6" style:family="paragraph" style:parent-style-name="Standard">
      <style:paragraph-properties fo:text-align="end" style:justify-single-word="false"/>
      <style:text-properties fo:color="#000000" fo:font-size="12pt" officeooo:rsid="002034c9" officeooo:paragraph-rsid="002034c9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color="#000000" fo:font-size="22pt" officeooo:rsid="002034c9" officeooo:paragraph-rsid="002034c9" style:font-size-asian="19.25pt" style:font-size-complex="22pt"/>
    </style:style>
    <style:style style:name="P8" style:family="paragraph" style:parent-style-name="Standard">
      <style:paragraph-properties fo:margin-left="0cm" fo:margin-right="0cm" fo:text-align="justify" style:justify-single-word="false" fo:text-indent="0.501cm" style:auto-text-indent="false">
        <style:tab-stops/>
      </style:paragraph-properties>
      <style:text-properties fo:color="#000000" fo:font-size="12pt" officeooo:rsid="002034c9" officeooo:paragraph-rsid="002034c9" style:font-size-asian="10.5pt" style:font-size-complex="12pt"/>
    </style:style>
    <style:style style:name="P9" style:family="paragraph">
      <style:paragraph-properties fo:text-align="center"/>
    </style:style>
    <style:style style:name="T1" style:family="text">
      <style:text-properties officeooo:rsid="00216e47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2"/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p text:style-name="P3">ObelISK High performance library</text:p>
          </table:table-cell>
        </table:table-row>
      </table:table>
      <text:p text:style-name="P4">Version 1.0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Jordi Sánchez Peñarroja</text:p>
      <text:p text:style-name="P4">Industrial Informatics Group</text:p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Introduction</text:p>
      <text:p text:style-name="P8">ObelISK kernel provides a kernel level library to<text:span text:style-name="T1"> allow execution of performance critical algorithms. The library creates a DMA tunnel between external memory and L1 internal memory, so algorithms do not access directly slow memory. </text:span></text:p>
      <text:p text:style-name="P8"><text:span text:style-name="T1"/></text:p>
      <text:p text:style-name="P8"><draw:rect text:anchor-type="paragraph" draw:z-index="0" draw:style-name="gr1" draw:text-style-name="P9" svg:width="5.626cm" svg:height="1.281cm" svg:x="4.882cm" svg:y="0.201cm"><text:p text:style-name="P9">CPU</text:p></draw:rect><text:span text:style-name="T1"/></text:p>
      <text:p text:style-name="P8"><text:span text:style-name="T1"/></text:p>
      <text:p text:style-name="P5"/>
      <text:p text:style-name="P5"/>
      <text:p text:style-name="P5"/>
      <text:p text:style-name="P5"><draw:rect text:anchor-type="paragraph" draw:z-index="2" draw:style-name="gr1" draw:text-style-name="P9" svg:width="5.626cm" svg:height="1.281cm" svg:x="4.882cm" svg:y="0.328cm"><text:p text:style-name="P9">Input Bank 0</text:p></draw:rect><draw:rect text:anchor-type="paragraph" draw:z-index="1" draw:style-name="gr1" draw:text-style-name="P9" svg:width="5.626cm" svg:height="1.281cm" svg:x="4.882cm" svg:y="1.609cm"><text:p text:style-name="P9">Input Bank 0</text:p></draw:rect><draw:rect text:anchor-type="paragraph" draw:z-index="3" draw:style-name="gr1" draw:text-style-name="P9" svg:width="5.626cm" svg:height="1.281cm" svg:x="4.882cm" svg:y="2.889cm"><text:p text:style-name="P9">Input Bank 0</text:p></draw:rect><draw:rect text:anchor-type="paragraph" draw:z-index="4" draw:style-name="gr1" draw:text-style-name="P9" svg:width="5.626cm" svg:height="1.281cm" svg:x="4.882cm" svg:y="4.17cm"><text:p text:style-name="P9">Input Bank 0</text:p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rdi Sánchez</meta:initial-creator>
    <meta:creation-date>2010-10-24T20:45:56</meta:creation-date>
    <dc:date>2010-10-25T22:12:51</dc:date>
    <dc:creator>Jordi Sánchez</dc:creator>
    <meta:editing-duration>PT00H30M29S</meta:editing-duration>
    <meta:editing-cycles>4</meta:editing-cycles>
    <meta:generator>OpenOffice.org/3.2$Linux OpenOffice.org_project/320m19$Build-9505</meta:generator>
    <meta:document-statistic meta:table-count="1" meta:image-count="0" meta:object-count="0" meta:page-count="2" meta:paragraph-count="6" meta:word-count="48" meta:character-count="339"/>
  </office:meta>
</office:document-meta>
</file>